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4.08mm" svg:y="10.87mm">
            <draw:object draw:notify-on-update-of-ranges="Feuille1.A13:Feuille1.A21 Feuille1.B13:Feuille1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84mm" svg:height="89.96mm" svg:x="142.81mm" svg:y="11.92mm">
            <draw:object draw:notify-on-update-of-ranges="Feuille1.C1:Feuille1.C1 Feuille1.D1:Feuille1.L1 Feuille1.C2:Feuille1.C2 Feuille1.D2:Feuille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.51715728752538" calcext:value-type="float">
            <text:p>1,51715728752538</text:p>
          </table:table-cell>
          <table:table-cell office:value-type="float" office:value="-0.965685424949238" calcext:value-type="float">
            <text:p>-0,965685424949238</text:p>
          </table:table-cell>
          <table:table-cell office:value-type="float" office:value="1.51715728752538" calcext:value-type="float">
            <text:p>1,51715728752538</text:p>
          </table:table-cell>
          <table:table-cell office:value-type="float" office:value="0" calcext:value-type="float">
            <text:p>0</text:p>
          </table:table-cell>
          <table:table-cell office:value-type="float" office:value="-0.965685424949238" calcext:value-type="float">
            <text:p>-0,965685424949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1715728752538" calcext:value-type="float">
            <text:p>1,51715728752538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2"/>
          <table:table-cell office:value-type="float" office:value="1.51715728752538" calcext:value-type="float">
            <text:p>1,51715728752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2"/>
          <table:table-cell office:value-type="float" office:value="-0.965685424949238" calcext:value-type="float">
            <text:p>-0,9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8</text:p>
          </table:table-cell>
          <table:table-cell/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1.517157287525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>
            <text:p>[0,0,0.0],[2.0,2.0],[4.0,0.0],[6.0,2.0],[8.0,0.0]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03:22.216000000</meta:creation-date>
    <dc:date>2020-11-05T13:44:14.765000000</dc:date>
    <meta:editing-duration>PT9M31S</meta:editing-duration>
    <meta:editing-cycles>1</meta:editing-cycles>
    <meta:generator>LibreOffice/6.2.4.2$Windows_X86_64 LibreOffice_project/2412653d852ce75f65fbfa83fb7e7b669a126d64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4.412cm" svg:y="4.203cm" style:legend-expansion="high" chart:style-name="ch2"/>
        <chart:plot-area chart:style-name="ch3" table:cell-range-address="Feuille1.C1:Feuille1.L2" chart:data-source-has-labels="column" svg:x="2.43cm" svg:y="0.552cm" svg:width="13.651cm" svg:height="8.637cm">
          <chartooo:coordinate-region svg:x="3.175cm" svg:y="0.747cm" svg:width="12.80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L2" chart:label-cell-address="Feuille1.C2:Feuille1.C2" chart:class="chart:scatter">
            <chart:domain table:cell-range-address="Feuille1.D1:Feuille1.L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D1:Feuille1.L1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Y</text:p>
                <draw:g>
                  <svg:desc>Feuille1.C2:Feuille1.C2</svg:desc>
                </draw:g>
              </table:table-cell>
              <table:table-cell office:value-type="float" office:value="0">
                <text:p>0</text:p>
                <draw:g>
                  <svg:desc>Feuille1.D2:Feuille1.L2</svg:desc>
                </draw:g>
              </table:table-cell>
              <table:table-cell office:value-type="float" office:value="1.51715728752538">
                <text:p>1.51715728752538</text:p>
              </table:table-cell>
              <table:table-cell office:value-type="float" office:value="-0.965685424949238">
                <text:p>-0.965685424949238</text:p>
              </table:table-cell>
              <table:table-cell office:value-type="float" office:value="1.51715728752538">
                <text:p>1.51715728752538</text:p>
              </table:table-cell>
              <table:table-cell office:value-type="float" office:value="0">
                <text:p>0</text:p>
              </table:table-cell>
              <table:table-cell office:value-type="float" office:value="-0.965685424949238">
                <text:p>-0.965685424949238</text:p>
              </table:table-cell>
              <table:table-cell office:value-type="float" office:value="0">
                <text:p>0</text:p>
              </table:table-cell>
              <table:table-cell office:value-type="float" office:value="1.51715728752538">
                <text:p>1.51715728752538</text:p>
              </table:table-cell>
              <table:table-cell office:value-type="float" office:value="1.51715728752538">
                <text:p>1.51715728752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33cm" svg:y="4.205cm" style:legend-expansion="high" chart:style-name="ch2"/>
        <chart:plot-area chart:style-name="ch3" table:cell-range-address="Feuille1.A13:Feuille1.B21" svg:x="-0.183cm" svg:y="0.197cm" svg:width="12.98cm" svg:height="8.639cm">
          <chartooo:coordinate-region svg:x="0.562cm" svg:y="0.392cm" svg:width="12.137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3:Feuille1.B21" chart:class="chart:scatter">
            <chart:domain table:cell-range-address="Feuille1.A13:Feuille1.A2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3:Feuille1.A21</svg:desc>
                </draw:g>
              </table:table-cell>
              <table:table-cell office:value-type="float" office:value="0">
                <text:p>0</text:p>
                <draw:g>
                  <svg:desc>Feuille1.B13:Feuille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